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8.8984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44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Rômulo Manciola Meloca (devido ao afastamento médico de Leonardo)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Mateus Tomoo Yonemoto Peixot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31/08/20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5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Nã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9:55:49.1728407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1T20:16:27.301051995</dc:date>
    <meta:editing-duration>PT5H38M18S</meta:editing-duration>
    <meta:editing-cycles>6</meta:editing-cycles>
    <meta:generator>LibreOffice/4.2.8.2$Linux_X86_64 LibreOffice_project/420m0$Build-2</meta:generator>
    <meta:document-statistic meta:table-count="1" meta:cell-count="43" meta:object-count="0"/>
  </office:meta>
</office:document-meta>
</file>